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Courier 10 Pitch" fo:letter-spacing="normal" fo:font-style="normal" fo:font-weight="normal" officeooo:paragraph-rsid="000a3f97"/>
    </style:style>
    <style:style style:name="P2" style:family="paragraph" style:parent-style-name="Standard">
      <style:text-properties officeooo:rsid="0037b5b1" officeooo:paragraph-rsid="000a3f97"/>
    </style:style>
    <style:style style:name="P3" style:family="paragraph" style:parent-style-name="Standard">
      <style:text-properties officeooo:rsid="001f6466" officeooo:paragraph-rsid="000a3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What is generator?</text:p>
      <text:p text:style-name="P3">Generators are functions that you can use for controlling the iterator. In comparison with regular functions that return a single value or nothing, generators return multiple values in a sequence, one after another.</text:p>
      <text:p text:style-name="P3">function* generate() {</text:p>
      <text:p text:style-name="P3"><text:s text:c="2"/>yield 1;</text:p>
      <text:p text:style-name="P3"><text:s text:c="2"/>yield 2;</text:p>
      <text:p text:style-name="P3"><text:s text:c="2"/>return 3;<text:tab/></text:p>
      <text:p text:style-name="P3">}</text:p>
      <text:p text:style-name="P3">let generator = generate();</text:p>
      <text:p text:style-name="P3">let oneValue = generator.next();</text:p>
      <text:p text:style-name="P3">console.log(JSON.stringify(oneValue)); // {value: 1, done: false}</text:p>
      <text:p text:style-name="P3">Generators are functions that you can use for controlling the iterator. In comparison with regular functions that return a single value or nothing, generators return multiple values in a sequence, one after anoth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09:54:02.702457129</meta:creation-date>
    <dc:date>2022-05-19T12:00:02.308526744</dc:date>
    <meta:editing-duration>PT1H14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93" meta:character-count="627" meta:non-whitespace-character-count="538"/>
  </office:meta>
</office:document-meta>
</file>